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6pt" officeooo:rsid="00164a38" officeooo:paragraph-rsid="00164a38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6pt" officeooo:rsid="00164a38" officeooo:paragraph-rsid="001652db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DejaVu Sans Mono" fo:font-size="12pt" officeooo:rsid="00164a38" officeooo:paragraph-rsid="00164a38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ejaVu Sans Mono" fo:font-size="12pt" officeooo:rsid="00164a38" officeooo:paragraph-rsid="001652d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ing</text:p>
      <text:p text:style-name="P1"/>
      <text:p text:style-name="P4">Allows us to order and present data more efficiently, through the application of well studied algorithms and mathematical methods</text:p>
      <text:p text:style-name="P4"/>
      <text:p text:style-name="P4"/>
      <text:p text:style-name="P4"/>
      <text:p text:style-name="P2">The Combined Comparison Operator </text:p>
      <text:p text:style-name="P2"/>
      <text:p text:style-name="P4">We can also use a new operator called the combined comparison operator to compare two Ruby objects. The combined comparison operator looks like this: &lt;=&gt;. It returns 0 if the first operand (item to be compared) equals the second, 1 if the first operand is greater than the second, and -1 if the first operand is less than the second.</text:p>
      <text:p text:style-name="P4"/>
      <text:p text:style-name="P4">A block that is passed into the sort method must return either1, 0, or -1. It should return -1 if the first block parameter should come before the second, 1 if vice versa, and 0 if they are of equal weight, meaning one does not come before the other (i.e. if two values are equa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8:27:56.849031845</meta:creation-date>
    <dc:date>2024-12-11T19:17:26.050118626</dc:date>
    <meta:editing-duration>PT14M30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139" meta:character-count="782" meta:non-whitespace-character-count="647"/>
  </office:meta>
</office:document-meta>
</file>